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r linkTeacher work <text:s/>we need:</text:p>
      <text:list xml:id="list1229547857" text:style-name="L1">
        <text:list-item>
          <text:p text:style-name="P1">GlobalState</text:p>
        </text:list-item>
        <text:list-item>
          <text:p text:style-name="P1">Plotnost infomacii</text:p>
        </text:list-item>
        <text:list-item>
          <text:p text:style-name="P1">Current koeff</text:p>
        </text:list-item>
        <text:list-item>
          <text:p text:style-name="P1">open/close next ag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</meta:initial-creator>
    <meta:creation-date>2012-06-17T17:46:19</meta:creation-date>
    <dc:date>2012-06-17T17:52:18</dc:date>
    <dc:creator>Alexander </dc:creator>
    <meta:editing-duration>P0D</meta:editing-duration>
    <meta:editing-cycles>1</meta:editing-cycles>
    <meta:document-statistic meta:table-count="0" meta:image-count="0" meta:object-count="0" meta:page-count="1" meta:paragraph-count="5" meta:word-count="17" meta:character-count="38" meta:non-whitespace-character-count="92"/>
    <meta:generator>LibreOffice/3.5$Linux_x86 LibreOffice_project/350m1$Build-2</meta:generator>
  </office:meta>
</office:document-meta>
</file>